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25cm" fo:min-width="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75cm" fo:min-width="1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objectwithoutfill">
      <style:graphic-properties draw:marker-end="Symmetric_20_Arrow" draw:marker-end-width="0.3cm" draw:fill="none" draw:fill-color="#729fcf" draw:textarea-vertical-align="middle"/>
    </style:style>
    <style:style style:name="gr6" style:family="graphic" style:parent-style-name="standard">
      <style:graphic-properties svg:stroke-color="#000000" draw:fill-color="#729fc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6cm"/>
    </style:style>
    <style:style style:name="gr8" style:family="graphic" style:parent-style-name="standard">
      <style:graphic-properties draw:stroke="none" draw:fill="none" draw:fill-color="#729fcf" fo:min-height="0.556cm"/>
    </style:style>
    <style:style style:name="gr9" style:family="graphic" style:parent-style-name="standard">
      <style:graphic-properties draw:stroke="none" svg:stroke-color="#000000" draw:fill="none" draw:fill-color="#ffffff" fo:min-height="1.111cm"/>
    </style:style>
    <style:style style:name="gr10" style:family="graphic" style:parent-style-name="standard">
      <style:graphic-properties draw:stroke="none" svg:stroke-color="#000000" draw:fill="none" draw:fill-color="#ffffff" fo:min-height="0.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3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315cm"/>
    </style:style>
    <style:style style:name="gr13" style:family="graphic" style:parent-style-name="standard">
      <style:graphic-properties draw:stroke="none" svg:stroke-color="#000000" draw:fill="none" draw:fill-color="#ffffff" fo:min-height="0.3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07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729fcf"/>
      <style:text-properties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5cm" svg:height="1.5cm" svg:x="2.25cm" svg:y="1cm">
          <draw:glue-point draw:id="4" svg:x="-5cm" svg:y="-3.333cm"/>
          <draw:glue-point draw:id="5" svg:x="-5cm" svg:y="3.333cm"/>
          <draw:glue-point draw:id="6" svg:x="5cm" svg:y="3.333cm"/>
          <draw:glue-point draw:id="7" svg:x="5cm" svg:y="-3.333cm"/>
          <text:p text:style-name="P1"><text:span text:style-name="T1">CORDIC 2D</text:span></text:p>
          <text:p text:style-name="P1"><text:span text:style-name="T1">10 cicl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1cm" svg:height="1cm" svg:x="2.25cm" svg:y="2.75cm">
          <text:p text:style-name="P1"><text:span text:style-name="T1">x</text:span></text:p>
          <text:p text:style-name="P1"><text:span text:style-name="T1">GA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2" draw:id="id2" draw:layer="layout" svg:width="1.5cm" svg:height="1cm" svg:x="4.25cm" svg:y="2.75cm">
          <text:p text:style-name="P1"><text:span text:style-name="T1">Retardo</text:span></text:p>
          <text:p text:style-name="P1"><text:span text:style-name="T1">10 cicl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1.5cm" svg:height="1cm" svg:x="4.249cm" svg:y="4cm">
          <draw:glue-point draw:id="4" svg:x="-5cm" svg:y="-2.5cm"/>
          <draw:glue-point draw:id="5" svg:x="-5cm" svg:y="2.5cm"/>
          <draw:glue-point draw:id="6" svg:x="5cm" svg:y="2.5cm"/>
          <draw:glue-point draw:id="7" svg:x="5cm" svg:y="-2.5cm"/>
          <text:p text:style-name="P1"><text:span text:style-name="T1">Retardo</text:span></text:p>
          <text:p text:style-name="P1"><text:span text:style-name="T1">10 cicl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3.25cm" svg:y1="3.25cm" svg:x2="4.25cm" svg:y2="3.25cm" draw:start-shape="id1" draw:start-glue-point="10" draw:end-shape="id2" draw:end-glue-point="3" svg:d="M3250 3250h1000" svg:viewBox="0 0 1001 1">
          <text:p/>
        </draw:connector>
        <draw:connector draw:style-name="gr5" draw:text-style-name="P4" draw:layer="layout" svg:x1="1.501cm" svg:y1="1.25cm" svg:x2="2.25cm" svg:y2="1.251cm" draw:end-shape="id3" draw:end-glue-point="4" svg:d="M1501 1250h124v1h625" svg:viewBox="0 0 750 2">
          <text:p/>
        </draw:connector>
        <draw:connector draw:style-name="gr5" draw:text-style-name="P4" draw:layer="layout" svg:x1="1.503cm" svg:y1="1.75cm" svg:x2="2.25cm" svg:y2="1.75cm" draw:end-shape="id3" draw:end-glue-point="3" svg:d="M1503 1750h747" svg:viewBox="0 0 748 1">
          <text:p/>
        </draw:connector>
        <draw:connector draw:style-name="gr5" draw:text-style-name="P4" draw:layer="layout" svg:x1="1.497cm" svg:y1="2.249cm" svg:x2="2.25cm" svg:y2="2.249cm" draw:end-shape="id3" draw:end-glue-point="5" svg:d="M1497 2249h753" svg:viewBox="0 0 754 1">
          <text:p/>
        </draw:connector>
        <draw:connector draw:style-name="gr5" draw:text-style-name="P4" draw:layer="layout" svg:x1="1.493cm" svg:y1="3.25cm" svg:x2="2.25cm" svg:y2="3.25cm" draw:end-shape="id1" draw:end-glue-point="6" svg:d="M1493 3250h757" svg:viewBox="0 0 758 1">
          <text:p/>
        </draw:connector>
        <draw:connector draw:style-name="gr5" draw:text-style-name="P4" draw:layer="layout" svg:x1="1.503cm" svg:y1="4.498cm" svg:x2="4.249cm" svg:y2="4.5cm" draw:end-shape="id4" draw:end-glue-point="3" svg:d="M1503 4498h1123v2h1623" svg:viewBox="0 0 2747 3">
          <text:p/>
        </draw:connector>
        <draw:custom-shape draw:style-name="gr1" draw:text-style-name="P2" xml:id="id9" draw:id="id9" draw:layer="layout" svg:width="3.5cm" svg:height="1.5cm" svg:x="8.25cm" svg:y="1cm">
          <draw:glue-point draw:id="4" svg:x="-5cm" svg:y="-3.333cm"/>
          <draw:glue-point draw:id="5" svg:x="-5cm" svg:y="3.333cm"/>
          <draw:glue-point draw:id="6" svg:x="5cm" svg:y="3.333cm"/>
          <draw:glue-point draw:id="7" svg:x="5cm" svg:y="-3.333cm"/>
          <text:p text:style-name="P1"><text:span text:style-name="T1">CORDIC 2D</text:span></text:p>
          <text:p text:style-name="P1"><text:span text:style-name="T1">10 cicl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cm" svg:height="1cm" svg:x="8.25cm" svg:y="2.75cm">
          <text:p text:style-name="P1"><text:span text:style-name="T1">x</text:span></text:p>
          <text:p text:style-name="P1"><text:span text:style-name="T1">GA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6" draw:id="id6" draw:layer="layout" svg:width="1.5cm" svg:height="1cm" svg:x="10.25cm" svg:y="2.75cm">
          <text:p text:style-name="P1"><text:span text:style-name="T1">Retardo</text:span></text:p>
          <text:p text:style-name="P1"><text:span text:style-name="T1">10 cicl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1" draw:id="id11" draw:layer="layout" svg:width="1.5cm" svg:height="1cm" svg:x="10.249cm" svg:y="4cm">
          <draw:glue-point draw:id="4" svg:x="-5cm" svg:y="-2.5cm"/>
          <draw:glue-point draw:id="5" svg:x="-5cm" svg:y="2.5cm"/>
          <draw:glue-point draw:id="6" svg:x="5cm" svg:y="2.5cm"/>
          <draw:glue-point draw:id="7" svg:x="5cm" svg:y="-2.5cm"/>
          <text:p text:style-name="P1"><text:span text:style-name="T1">Retardo</text:span></text:p>
          <text:p text:style-name="P1"><text:span text:style-name="T1">10 cicl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9.25cm" svg:y1="3.25cm" svg:x2="10.25cm" svg:y2="3.25cm" draw:start-shape="id5" draw:start-glue-point="10" draw:end-shape="id6" draw:end-glue-point="3" svg:d="M9250 3250h1000" svg:viewBox="0 0 1001 1">
          <text:p/>
        </draw:connector>
        <draw:custom-shape draw:style-name="gr1" draw:text-style-name="P2" xml:id="id12" draw:id="id12" draw:layer="layout" svg:width="3.5cm" svg:height="1.5cm" svg:x="14.25cm" svg:y="1cm">
          <draw:glue-point draw:id="4" svg:x="-5cm" svg:y="-3.333cm"/>
          <draw:glue-point draw:id="5" svg:x="-5cm" svg:y="3.333cm"/>
          <draw:glue-point draw:id="6" svg:x="5cm" svg:y="3.333cm"/>
          <draw:glue-point draw:id="7" svg:x="5cm" svg:y="-3.333cm"/>
          <text:p text:style-name="P1"><text:span text:style-name="T1">CORDIC 2D</text:span></text:p>
          <text:p text:style-name="P1"><text:span text:style-name="T1">10 cicl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1cm" svg:height="1cm" svg:x="14.25cm" svg:y="2.75cm">
          <text:p text:style-name="P1"><text:span text:style-name="T1">x</text:span></text:p>
          <text:p text:style-name="P1"><text:span text:style-name="T1">GA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8" draw:id="id8" draw:layer="layout" svg:width="1.5cm" svg:height="1cm" svg:x="16.25cm" svg:y="2.75cm">
          <text:p text:style-name="P1"><text:span text:style-name="T1">Retardo</text:span></text:p>
          <text:p text:style-name="P1"><text:span text:style-name="T1">10 cicl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5.25cm" svg:y1="3.25cm" svg:x2="16.25cm" svg:y2="3.25cm" draw:start-shape="id7" draw:start-glue-point="10" draw:end-shape="id8" draw:end-glue-point="3" svg:d="M15250 3250h1000" svg:viewBox="0 0 1001 1">
          <text:p/>
        </draw:connector>
        <draw:connector draw:style-name="gr5" draw:text-style-name="P4" draw:layer="layout" svg:x1="5.749cm" svg:y1="4.5cm" svg:x2="8.25cm" svg:y2="1.75cm" draw:start-shape="id4" draw:start-glue-point="1" draw:end-shape="id9" draw:end-glue-point="3" svg:d="M5749 4500h1251v-2750h1250" svg:viewBox="0 0 2502 2751">
          <text:p/>
        </draw:connector>
        <draw:connector draw:style-name="gr5" draw:text-style-name="P4" draw:layer="layout" draw:line-skew="-0.25cm" svg:x1="5.75cm" svg:y1="2.249cm" svg:x2="8.25cm" svg:y2="1.251cm" draw:start-shape="id3" draw:start-glue-point="6" draw:end-shape="id9" draw:end-glue-point="4" svg:d="M5750 2249h1000v-998h1500" svg:viewBox="0 0 2501 999">
          <text:p/>
        </draw:connector>
        <draw:connector draw:style-name="gr5" draw:text-style-name="P4" draw:layer="layout" draw:line-skew="0.25cm" svg:x1="5.75cm" svg:y1="3.25cm" svg:x2="8.25cm" svg:y2="2.249cm" draw:start-shape="id2" draw:start-glue-point="1" draw:end-shape="id9" draw:end-glue-point="5" svg:d="M5750 3250h1500v-1001h1000" svg:viewBox="0 0 2501 1002">
          <text:p/>
        </draw:connector>
        <draw:connector draw:style-name="gr6" draw:text-style-name="P5" xml:id="id10" draw:id="id10" draw:layer="layout" draw:line-skew="-0.376cm" svg:x1="5.75cm" svg:y1="1.251cm" svg:x2="7.5cm" svg:y2="3.002cm" draw:start-shape="id3" draw:start-glue-point="7" svg:d="M5750 1251h750v1751h1000" svg:viewBox="0 0 1751 1752">
          <text:p/>
        </draw:connector>
        <draw:connector draw:style-name="gr5" draw:text-style-name="P4" draw:layer="layout" svg:x1="7.5cm" svg:y1="3.002cm" svg:x2="8.25cm" svg:y2="3.25cm" draw:start-shape="id10" draw:start-glue-point="3" draw:end-shape="id5" draw:end-glue-point="6" svg:d="M7500 3002v248h750" svg:viewBox="0 0 751 249">
          <text:p/>
        </draw:connector>
        <draw:connector draw:style-name="gr5" draw:text-style-name="P4" draw:layer="layout" svg:x1="11.749cm" svg:y1="4.5cm" svg:x2="14.25cm" svg:y2="1.75cm" draw:start-shape="id11" draw:start-glue-point="1" draw:end-shape="id12" draw:end-glue-point="3" svg:d="M11749 4500h1251v-2750h1250" svg:viewBox="0 0 2502 2751">
          <text:p/>
        </draw:connector>
        <draw:connector draw:style-name="gr5" draw:text-style-name="P4" draw:layer="layout" draw:line-skew="-0.25cm" svg:x1="11.75cm" svg:y1="2.249cm" svg:x2="14.25cm" svg:y2="1.251cm" draw:start-shape="id9" draw:start-glue-point="6" draw:end-shape="id12" draw:end-glue-point="4" svg:d="M11750 2249h1000v-998h1500" svg:viewBox="0 0 2501 999">
          <text:p/>
        </draw:connector>
        <draw:connector draw:style-name="gr5" draw:text-style-name="P4" draw:layer="layout" draw:line-skew="0.25cm" svg:x1="11.75cm" svg:y1="3.25cm" svg:x2="14.25cm" svg:y2="2.249cm" draw:start-shape="id6" draw:start-glue-point="1" draw:end-shape="id12" draw:end-glue-point="5" svg:d="M11750 3250h1500v-1001h1000" svg:viewBox="0 0 2501 1002">
          <text:p/>
        </draw:connector>
        <draw:connector draw:style-name="gr6" draw:text-style-name="P5" xml:id="id13" draw:id="id13" draw:layer="layout" draw:line-skew="-0.379cm" svg:x1="11.75cm" svg:y1="1.251cm" svg:x2="13.506cm" svg:y2="3.007cm" draw:start-shape="id9" draw:start-glue-point="7" svg:d="M11750 1251h750v1756h1006" svg:viewBox="0 0 1757 1757">
          <text:p/>
        </draw:connector>
        <draw:connector draw:style-name="gr5" draw:text-style-name="P4" draw:layer="layout" svg:x1="13.506cm" svg:y1="3.007cm" svg:x2="14.25cm" svg:y2="3.25cm" draw:start-shape="id13" draw:start-glue-point="3" draw:end-shape="id7" draw:end-glue-point="6" svg:d="M13506 3007v243h744" svg:viewBox="0 0 745 244">
          <text:p/>
        </draw:connector>
        <draw:custom-shape draw:style-name="gr3" draw:text-style-name="P2" xml:id="id14" draw:id="id14" draw:layer="layout" svg:width="1.5cm" svg:height="1cm" svg:x="4.245cm" svg:y="5.25cm">
          <draw:glue-point draw:id="4" svg:x="-5cm" svg:y="-2.5cm"/>
          <draw:glue-point draw:id="5" svg:x="-5cm" svg:y="2.5cm"/>
          <draw:glue-point draw:id="6" svg:x="5cm" svg:y="2.5cm"/>
          <draw:glue-point draw:id="7" svg:x="5cm" svg:y="-2.5cm"/>
          <text:p text:style-name="P1"><text:span text:style-name="T1">Retardo</text:span></text:p>
          <text:p text:style-name="P1"><text:span text:style-name="T1">10 cicl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.503cm" svg:y1="5.751cm" svg:x2="4.245cm" svg:y2="5.75cm" draw:end-shape="id14" draw:end-glue-point="3" svg:d="M1503 5751h1121v-1h1621" svg:viewBox="0 0 2743 2">
          <text:p/>
        </draw:connector>
        <draw:connector draw:style-name="gr5" draw:text-style-name="P4" draw:layer="layout" svg:x1="5.745cm" svg:y1="5.75cm" svg:x2="10.249cm" svg:y2="4.5cm" draw:start-shape="id14" draw:start-glue-point="1" draw:end-shape="id11" draw:end-glue-point="3" svg:d="M5745 5750h2252v-1250h2252" svg:viewBox="0 0 4505 1251">
          <text:p/>
        </draw:connector>
        <draw:frame draw:style-name="gr7" draw:text-style-name="P7" draw:layer="layout" svg:width="0.875cm" svg:height="0.806cm" svg:x="0.875cm" svg:y="1.275cm">
          <draw:text-box>
            <text:p text:style-name="P6"><text:span text:style-name="T2">α</text:span></text:p>
          </draw:text-box>
        </draw:frame>
        <draw:frame draw:style-name="gr7" draw:text-style-name="P7" draw:layer="layout" svg:width="0.75cm" svg:height="0.806cm" svg:x="0.875cm" svg:y="2.869cm">
          <draw:text-box>
            <text:p text:style-name="P6"><text:span text:style-name="T2">Z</text:span></text:p>
          </draw:text-box>
        </draw:frame>
        <draw:frame draw:style-name="gr8" draw:text-style-name="P8" draw:layer="layout" svg:width="0.725cm" svg:height="0.806cm" svg:x="0.9cm" svg:y="4.125cm">
          <draw:text-box>
            <text:p text:style-name="P6"><text:span text:style-name="T2">β</text:span></text:p>
          </draw:text-box>
        </draw:frame>
        <draw:frame draw:style-name="gr8" draw:text-style-name="P8" draw:layer="layout" svg:width="0.335cm" svg:height="0.806cm" svg:x="1.1cm" svg:y="5.269cm">
          <draw:text-box>
            <text:p text:style-name="P6"><text:span text:style-name="T2">γ</text:span></text:p>
          </draw:text-box>
        </draw:frame>
        <draw:connector draw:style-name="gr5" draw:text-style-name="P4" draw:layer="layout" draw:line-skew="-0.376cm" svg:x1="17.75cm" svg:y1="2.249cm" svg:x2="19.501cm" svg:y2="1.251cm" draw:start-shape="id12" draw:start-glue-point="6" svg:d="M17750 2249h750v-998h1001" svg:viewBox="0 0 1752 999">
          <text:p/>
        </draw:connector>
        <draw:connector draw:style-name="gr5" draw:text-style-name="P4" draw:layer="layout" draw:line-skew="-0.123cm" svg:x1="17.75cm" svg:y1="3.25cm" svg:x2="19.495cm" svg:y2="2.003cm" draw:start-shape="id8" draw:start-glue-point="1" svg:d="M17750 3250h1000v-1247h745" svg:viewBox="0 0 1746 1248">
          <text:p/>
        </draw:connector>
        <draw:connector draw:style-name="gr5" draw:text-style-name="P4" draw:layer="layout" draw:line-skew="-0.629cm" svg:x1="17.75cm" svg:y1="1.251cm" svg:x2="19.507cm" svg:y2="2.748cm" draw:start-shape="id12" draw:start-glue-point="7" svg:d="M17750 1251h500v1497h1257" svg:viewBox="0 0 1758 1498">
          <text:p/>
        </draw:connector>
        <draw:frame draw:style-name="gr9" draw:text-style-name="P7" draw:layer="layout" svg:width="0.975cm" svg:height="1.361cm" svg:x="19.325cm" svg:y="0.85cm">
          <draw:text-box>
            <text:p text:style-name="P6"><text:span text:style-name="T2">X'</text:span></text:p>
          </draw:text-box>
        </draw:frame>
        <draw:frame draw:style-name="gr10" draw:text-style-name="P9" draw:layer="layout" svg:width="0.7cm" svg:height="0.3cm" svg:x="0.8cm" svg:y="0.55cm">
          <draw:text-box>
            <text:p/>
          </draw:text-box>
        </draw:frame>
        <draw:frame draw:style-name="gr11" draw:text-style-name="P7" draw:layer="layout" svg:width="0.836cm" svg:height="0.806cm" svg:x="0.875cm" svg:y="0.825cm">
          <draw:text-box>
            <text:p><text:span text:style-name="T2">X</text:span></text:p>
          </draw:text-box>
        </draw:frame>
        <draw:frame draw:style-name="gr12" draw:text-style-name="P7" draw:layer="layout" svg:width="0.828cm" svg:height="0.806cm" svg:x="0.875cm" svg:y="1.825cm">
          <draw:text-box>
            <text:p><text:span text:style-name="T2">Y</text:span></text:p>
          </draw:text-box>
        </draw:frame>
        <draw:frame draw:style-name="gr13" draw:text-style-name="P9" draw:layer="layout" svg:width="0.675cm" svg:height="0.575cm" svg:x="19.675cm" svg:y="1.8cm">
          <draw:text-box>
            <text:p/>
          </draw:text-box>
        </draw:frame>
        <draw:frame draw:style-name="gr14" draw:text-style-name="P7" draw:layer="layout" svg:width="0.921cm" svg:height="0.806cm" svg:x="19.325cm" svg:y="1.625cm">
          <draw:text-box>
            <text:p text:style-name="P6"><text:span text:style-name="T2">Y'</text:span></text:p>
          </draw:text-box>
        </draw:frame>
        <draw:frame draw:style-name="gr15" draw:text-style-name="P7" draw:layer="layout" svg:width="1.15cm" svg:height="1.673cm" svg:x="19.35cm" svg:y="2.35cm">
          <draw:text-box>
            <text:p text:style-name="P6"><text:span text:style-name="T2">Z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17:01:19.783000000</meta:creation-date>
    <dc:date>2018-07-18T20:14:06.337000000</dc:date>
    <meta:editing-duration>PT2H25M53S</meta:editing-duration>
    <meta:editing-cycles>1</meta:editing-cycles>
    <meta:document-statistic meta:object-count="46"/>
    <meta:generator>LibreOffice/5.0.4.2$Windows_x86 LibreOffice_project/2b9802c1994aa0b7dc6079e128979269cf95bc78</meta:generator>
  </office:meta>
</office:document-meta>
</file>